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i Jeu:</text:p>
      <text:p text:style-name="Standard"/>
      <text:p text:style-name="Standard">amphi:</text:p>
      <text:p text:style-name="Standard">jeu du suivi de cours; (jeu à point)(par le bas coté prof)(par le haut aller s'assoir)</text:p>
      <text:p text:style-name="Standard"/>
      <text:p text:style-name="Standard"/>
      <text:p text:style-name="Standard">elec:</text:p>
      <text:p text:style-name="Standard">Jeu plombier avec electricité (jeu a point)</text:p>
      <text:p text:style-name="Standard">créer une vrai <text:s/>plaquette electrique (jeu découverte)</text:p>
      <text:p text:style-name="Standard"/>
      <text:p text:style-name="Standard">info:</text:p>
      <text:p text:style-name="Standard">pacman(c+#) <text:s/>(jeu a point)</text:p>
      <text:p text:style-name="Standard">refaire un psy (jeu découverte)</text:p>
      <text:p text:style-name="Standard"/>
      <text:p text:style-name="Standard">chimie:</text:p>
      <text:p text:style-name="Standard">mélange de besher (explosif) (jeu découverte)</text:p>
      <text:p text:style-name="Standard">création de molécules <text:s text:c="2"/>(jeu a point)</text:p>
      <text:p text:style-name="Standard"/>
      <text:p text:style-name="Standard">prochaine réunion 22/10 13h - 13h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45S</meta:editing-duration>
    <meta:editing-cycles>5</meta:editing-cycles>
    <meta:generator>OpenOffice/4.0.1$Win32 OpenOffice.org_project/401m5$Build-9714</meta:generator>
    <dc:date>2014-10-15T11:10:08.88</dc:date>
    <dc:creator>pierre vandromme</dc:creator>
    <meta:document-statistic meta:table-count="0" meta:image-count="0" meta:object-count="0" meta:page-count="1" meta:paragraph-count="13" meta:word-count="63" meta:character-count="388"/>
    <meta:user-defined meta:name="Info 1"/>
    <meta:user-defined meta:name="Info 2"/>
    <meta:user-defined meta:name="Info 3"/>
    <meta:user-defined meta:name="Info 4"/>
  </office:meta>
</office:document-meta>
</file>